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1278" officeooo:paragraph-rsid="00041278"/>
    </style:style>
    <style:style style:name="P4" style:family="paragraph" style:parent-style-name="Standard">
      <style:text-properties fo:font-weight="bold" officeooo:rsid="00041278" officeooo:paragraph-rsid="00041278" style:font-weight-asian="bold" style:font-weight-complex="bold"/>
    </style:style>
    <style:style style:name="P5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6" style:family="paragraph" style:parent-style-name="Standard">
      <style:text-properties officeooo:rsid="000765fc" officeooo:paragraph-rsid="000765fc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officeooo:rsid="000b41bb" style:font-weight-asian="normal" style:font-weight-complex="normal"/>
    </style:style>
    <style:style style:name="T6" style:family="text">
      <style:text-properties fo:font-weight="normal" officeooo:rsid="000c7648" style:font-weight-asian="normal" style:font-weight-complex="normal"/>
    </style:style>
    <style:style style:name="T7" style:family="text">
      <style:text-properties fo:font-weight="normal" officeooo:rsid="000e5d78" style:font-weight-asian="normal" style:font-weight-complex="normal"/>
    </style:style>
    <style:style style:name="T8" style:family="text">
      <style:text-properties officeooo:rsid="000e5d7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5d7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<text:span text:style-name="T1">Man pages:</text:span></text:p>
      <text:p text:style-name="P1"/>
      <text:p text:style-name="P6">^ → <text:span text:style-name="T2">Caret</text:span> means control</text:p>
      <text:p text:style-name="P6">^f → means to type: <text:s/>control + f</text:p>
      <text:p text:style-name="P6"/>
      <text:p text:style-name="P6"/>
      <text:p text:style-name="P5">* <text:span text:style-name="T3">Conventions: </text:span><text:span text:style-name="T5">You can see them in man, conventions </text:span><text:span text:style-name="T6">are, do: man man and search for it.</text:span></text:p>
      <text:p text:style-name="P6">… <text:s text:c="2"/><text:span text:style-name="T4">ellipsis </text:span></text:p>
      <text:p text:style-name="P6"/>
      <text:p text:style-name="P6"/>
      <text:p text:style-name="P6"/>
      <text:p text:style-name="P6"/>
      <text:p text:style-name="P6"><text:span text:style-name="T9">* </text:span><text:span text:style-name="T10">Sections: </text:span><text:span text:style-name="T7">The manuals are split in different sections marked by number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16T19:42:44.726350231</dc:date>
    <meta:editing-duration>PT2H33M2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4" meta:character-count="340" meta:non-whitespace-character-count="290"/>
  </office:meta>
</office:document-meta>
</file>